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graphic-properties draw:fill-hatch-solid="false"/>
      <style:drawing-page-properties draw:fill="gradient" draw:fill-gradient-name="gradient" draw:gradient-step-count="0"/>
    </style:style>
    <style:style style:name="gr1" style:family="graphic">
      <style:graphic-properties loext:decorative="false"/>
    </style:style>
    <style:style style:name="gr2" style:family="graphic" style:parent-style-name="standard">
      <style:graphic-properties draw:stroke="none" draw:fill="solid" draw:fill-color="#ffffff" draw:shadow="hidden" loext:decorative="false"/>
    </style:style>
    <style:style style:name="gr3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4" style:family="graphic" style:parent-style-name="standard">
      <style:graphic-properties draw:stroke="dash" draw:stroke-dash="Dash_5f_1" svg:stroke-width="0.008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5" style:family="graphic" style:parent-style-name="standard">
      <style:graphic-properties draw:stroke="dash" draw:stroke-dash="Dash_5f_2" svg:stroke-width="0cm" svg:stroke-color="#7f7f7f" svg:stroke-opacity="100%" draw:stroke-linejoin="round" svg:stroke-linecap="round" draw:fill="none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8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2.822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shadow="hidden" loext:decorative="false"/>
    </style:style>
    <style:style style:name="gr11" style:family="graphic" style:parent-style-name="standard">
      <style:graphic-properties draw:stroke="none" draw:fill="none" draw:textarea-vertical-align="middle" fo:min-height="0.847cm" fo:min-width="2.54cm" fo:padding-top="0.141cm" fo:padding-bottom="0.141cm" fo:padding-left="0.141cm" fo:padding-right="0.141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017cm" fo:min-width="2.54cm" fo:padding-top="0.141cm" fo:padding-bottom="0.141cm" fo:padding-left="0.141cm" fo:padding-right="0.141cm" loext:decorative="false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marker-end="Marker_5f_0" draw:marker-end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4" style:family="graphic" style:parent-style-name="standard">
      <style:graphic-properties draw:stroke="dash" draw:stroke-dash="Dash_5f_2" svg:stroke-width="0.026cm" svg:stroke-color="#000000" draw:marker-end="Marker_5f_0" draw:marker-end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5" style:family="graphic" style:parent-style-name="standard">
      <style:graphic-properties draw:stroke="dash" draw:stroke-dash="Dash_5f_0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6" style:family="graphic" style:parent-style-name="standard">
      <style:graphic-properties draw:stroke="solid" svg:stroke-width="0.026cm" svg:stroke-color="#000000" draw:marker-start="Marker_5f_0" draw:marker-start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7" style:family="graphic" style:parent-style-name="standard">
      <style:graphic-properties draw:stroke="none" draw:fill="none" draw:textarea-vertical-align="middle" fo:min-height="4.117cm" fo:min-width="2.54cm" fo:padding-top="0.141cm" fo:padding-bottom="0.141cm" fo:padding-left="0.141cm" fo:padding-right="0.141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1.27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15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15%" fo:text-align="center" fo:text-indent="0cm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20%" fo:text-align="center" fo:text-indent="0cm"/>
      <style:text-properties fo:color="#1c1c1c" loext:opacity="100%" fo:font-size="31pt" fo:background-color="transparent" style:font-size-asian="31pt" style:font-size-complex="31pt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1c1c1c" loext:opacity="100%" style:font-name="Arial Black" fo:font-size="31pt" fo:letter-spacing="0.074cm" fo:background-color="transparent" style:font-size-asian="31pt" style:font-size-complex="31pt"/>
    </style:style>
    <style:style style:name="T1" style:family="text">
      <style:text-properties fo:color="#4d1e1a" loext:opacity="100%" style:font-name="Calibri" fo:font-size="10pt" style:font-name-asian="Calibri" style:font-size-asian="10pt" style:font-name-complex="Calibri" style:font-size-complex="10pt"/>
    </style:style>
    <style:style style:name="T2" style:family="text">
      <style:text-properties fo:color="#1c1c1c" loext:opacity="100%" style:font-name="Arial Black" fo:font-size="31pt" fo:letter-spacing="0.074cm" fo:font-weight="bold" fo:background-color="transparent" style:font-name-asian="Calibri" style:font-size-asian="31pt" style:font-weight-asian="bold" style:font-name-complex="Calibri" style:font-size-complex="3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 draw:style-name="gr1">
          <draw:polygon draw:style-name="gr2" draw:text-style-name="P1" draw:layer="layout" svg:width="3.319cm" svg:height="10.499cm" svg:x="15.941cm" svg:y="4.75cm" svg:viewBox="0 0 3320 10500" draw:points="0,10500 3320,10500 3320,374 2988,0 0,0">
            <text:p/>
          </draw:polygon>
          <draw:polygon draw:style-name="gr3" draw:text-style-name="P2" draw:layer="layout" svg:width="3.319cm" svg:height="10.499cm" svg:x="15.941cm" svg:y="4.75cm" svg:viewBox="0 0 3320 10500" draw:points="0,10500 3320,10500 3320,374 2988,0 0,0">
            <text:p/>
          </draw:polygon>
        </draw:g>
        <draw:g draw:style-name="gr1">
          <draw:path draw:style-name="gr2" draw:text-style-name="P1" draw:layer="layout" svg:width="8.499cm" svg:height="3.5cm" svg:x="1.75cm" svg:y="15.083cm" svg:viewBox="0 0 8500 3501" svg:d="M850 3501h6800 1c149 0 296-35 424-100 129-66 237-161 312-275 73-114 113-243 113-374 0-1 0-1 0-1v-2001-1c0-131-40-260-113-374-75-114-183-209-312-275-128-65-275-100-424-100h-1-6800-1c-149 0-296 35-424 100-129 66-237 161-312 275-73 114-113 243-113 374 0 1 0 1 0 1v2001 1c0 131 40 260 113 374 75 114 183 209 312 275 128 65 275 100 424 100z">
            <text:p/>
          </draw:path>
          <draw:path draw:style-name="gr4" draw:text-style-name="P2" draw:layer="layout" svg:width="8.499cm" svg:height="3.5cm" svg:x="1.75cm" svg:y="15.083cm" svg:viewBox="0 0 8500 3501" svg:d="M850 3501h6800 1c149 0 296-35 424-100 129-66 237-161 312-275 73-114 113-243 113-374 0-1 0-1 0-1v-2001-1c0-131-40-260-113-374-75-114-183-209-312-275-128-65-275-100-424-100h-1-6800-1c-149 0-296 35-424 100-129 66-237 161-312 275-73 114-113 243-113 374 0 1 0 1 0 1v2001 1c0 131 40 260 113 374 75 114 183 209 312 275 128 65 275 100 424 100z">
            <text:p/>
          </draw:path>
        </draw:g>
        <draw:line draw:style-name="gr5" draw:text-style-name="P2" draw:layer="layout" svg:x1="-8cm" svg:y1="0cm" svg:x2="-8cm" svg:y2="29.699cm">
          <text:p/>
        </draw:line>
        <draw:line draw:style-name="gr5" draw:text-style-name="P2" draw:layer="layout" svg:x1="-0.5cm" svg:y1="0cm" svg:x2="-0.5cm" svg:y2="29.699cm">
          <text:p/>
        </draw:line>
        <draw:line draw:style-name="gr5" draw:text-style-name="P2" draw:layer="layout" svg:x1="-2.5cm" svg:y1="0cm" svg:x2="-2.5cm" svg:y2="29.699cm">
          <text:p/>
        </draw:line>
        <draw:g draw:style-name="gr6">
          <draw:g draw:style-name="gr1">
            <draw:path draw:style-name="gr2" draw:text-style-name="P1" draw:layer="layout" svg:width="0.8cm" svg:height="1.667cm" svg:x="5.422cm" svg:y="23.033cm" svg:viewBox="0 0 801 1668" svg:d="M647 505h-494c-35 0-68 12-94 32-18 14-33 31-43 52-11 20-16 42-16 67v570h134v442h527v-442h140v-570c0-35-13-67-33-92-14-18-32-33-53-43-20-10-44-16-68-16zM631 222c0 39-11 78-31 111-20 34-49 62-84 82-35 19-75 30-115 30-41 0-81-11-116-30-35-20-64-48-84-82-20-33-31-72-31-111s11-77 31-111 49-62 84-81c35-20 75-30 116-30 40 0 80 10 115 30 35 19 64 47 84 81s31 72 31 111z">
              <text:p/>
            </draw:path>
            <draw:path draw:style-name="gr7" draw:text-style-name="P2" draw:layer="layout" svg:width="0.8cm" svg:height="1.667cm" svg:x="5.422cm" svg:y="23.033cm" svg:viewBox="0 0 801 1668" svg:d="M647 505h-494c-35 0-68 12-94 32-18 14-33 31-43 52-11 20-16 42-16 67v570h134v442h527v-442h140v-570c0-35-13-67-33-92-14-18-32-33-53-43-20-10-44-16-68-16zM401 1668v-352M134 1226v-304M661 1226v-304M631 222c0 39-11 78-31 111-20 34-49 62-84 82-35 19-75 30-115 30-41 0-81-11-116-30-35-20-64-48-84-82-20-33-31-72-31-111s11-77 31-111 49-62 84-81c35-20 75-30 116-30 40 0 80 10 115 30 35 19 64 47 84 81s31 72 31 111z">
              <text:p/>
            </draw:path>
          </draw:g>
          <draw:frame draw:style-name="gr8" draw:text-style-name="P2" draw:layer="layout" svg:width="1.84cm" svg:height="0.706cm" svg:x="4.902cm" svg:y="24.7cm">
            <draw:text-box>
              <text:p text:style-name="P3"><text:span text:style-name="T1">Developer</text:span></text:p>
            </draw:text-box>
          </draw:frame>
        </draw:g>
        <draw:g draw:style-name="gr1">
          <draw:path draw:style-name="gr2" draw:text-style-name="P1" draw:layer="layout" svg:width="1.637cm" svg:height="1.628cm" svg:x="12.255cm" svg:y="9.187cm" svg:viewBox="0 0 1638 1629" svg:d="M894 1629h744v-735h-744zM447 734h743v-734h-743zM0 1629h743v-735h-743z">
            <text:p/>
          </draw:path>
          <draw:path draw:style-name="gr7" draw:text-style-name="P2" draw:layer="layout" svg:width="1.637cm" svg:height="1.628cm" svg:x="12.255cm" svg:y="9.187cm" svg:viewBox="0 0 1638 1629" svg:d="M894 1629h744v-735h-744zM447 734h743v-734h-743zM0 1629h743v-735h-743z">
            <text:p/>
          </draw:path>
        </draw:g>
        <draw:g draw:style-name="gr1">
          <draw:path draw:style-name="gr2" draw:text-style-name="P1" draw:layer="layout" svg:width="1.049cm" svg:height="1.666cm" svg:x="11.441cm" svg:y="9.149cm" svg:viewBox="0 0 1050 1667" svg:d="M126 1215l-126-1v-565c0-2 0-4 0-6 0-23 6-46 18-65 11-20 28-37 48-48s43-17 66-17c1 0 3 0 4 0h914v147h-311c-3 0-6-1-9-1-18 0-36 5-51 14-16 9-29 22-38 37-9 16-14 34-14 52 0 0 0 1 0 2v903h-501zM593 205c0 1 0 1 0 1 0 36-9 72-28 103-18 32-44 58-75 76s-67 27-103 27-72-9-103-27c-32-18-58-44-76-76-18-31-28-67-28-103s10-72 28-103 44-57 76-75c31-18 67-28 103-28s72 10 103 28 57 44 75 75 28 66 28 102z">
            <text:p/>
          </draw:path>
          <draw:path draw:style-name="gr7" draw:text-style-name="P2" draw:layer="layout" svg:width="1.049cm" svg:height="1.666cm" svg:x="11.441cm" svg:y="9.149cm" svg:viewBox="0 0 1050 1667" svg:d="M389 1344v323M126 918v299M126 1215l-126-1v-565c0-2 0-4 0-6 0-23 6-46 18-65 11-20 28-37 48-48s43-17 66-17c1 0 3 0 4 0h914v147h-311c-3 0-6-1-9-1-18 0-36 5-51 14-16 9-29 22-38 37-9 16-14 34-14 52 0 0 0 1 0 2v903h-501zM593 205c0 1 0 1 0 1 0 36-9 72-28 103-18 32-44 58-75 76s-67 27-103 27-72-9-103-27c-32-18-58-44-76-76-18-31-28-67-28-103s10-72 28-103 44-57 76-75c31-18 67-28 103-28s72 10 103 28 57 44 75 75 28 66 28 102z">
            <text:p/>
          </draw:path>
        </draw:g>
        <draw:frame draw:style-name="gr9" draw:text-style-name="P5" draw:layer="layout" svg:width="2.901cm" svg:height="3.104cm" svg:x="11.215cm" svg:y="10.875cm">
          <draw:text-box>
            <text:p text:style-name="P4"><text:span text:style-name="T1">3th Party</text:span></text:p>
            <text:p text:style-name="P4"><text:span text:style-name="T1">Software vendors</text:span><text:span text:style-name="T1"><text:line-break/></text:span><text:span text:style-name="T1"/></text:p>
            <text:p text:style-name="P4"><text:span text:style-name="T1">For example:</text:span></text:p>
            <text:p text:style-name="P4"><text:span text:style-name="T1">themeforest.net</text:span></text:p>
            <text:p text:style-name="P4"><text:span text:style-name="T1">www.udemy.com</text:span></text:p>
            <text:p text:style-name="P4"><text:span text:style-name="T1">etc.</text:span></text:p>
          </draw:text-box>
        </draw:frame>
        <draw:g draw:style-name="gr1">
          <draw:path draw:style-name="gr2" draw:text-style-name="P1" draw:layer="layout" svg:width="0.595cm" svg:height="1.217cm" svg:x="18.18cm" svg:y="6.616cm" svg:viewBox="0 0 596 1218" svg:d="M470 162c0 29-8 57-23 81-15 25-36 45-62 60-26 14-55 21-85 21s-59-7-85-21c-26-15-47-35-62-60-15-24-23-52-23-81 0-28 8-56 23-81s36-45 62-59c26-15 55-22 85-22s59 7 85 22c26 14 47 34 62 59s23 53 23 81zM482 368h-368c-27 0-51 9-70 23-14 10-25 23-32 38-8 15-12 31-12 49v418h100v322h392v-322h104v-418c0-25-9-49-24-67-10-13-24-24-39-31-15-8-33-12-51-12z">
            <text:p/>
          </draw:path>
          <draw:path draw:style-name="gr7" draw:text-style-name="P2" draw:layer="layout" svg:width="1.459cm" svg:height="1.217cm" svg:x="17.315cm" svg:y="6.616cm" svg:viewBox="0 0 1460 1218" svg:d="M1333 162c0 29-8 57-23 81-15 25-36 45-62 60-25 14-55 21-84 21-30 0-59-7-85-21-25-15-47-35-62-60-15-24-22-52-22-81 0-28 7-56 22-81s37-45 62-59c26-15 55-22 85-22 29 0 59 7 84 22 26 14 47 34 62 59s23 53 23 81zM1345 368h-366c-26 0-50 9-70 23-13 10-24 23-32 38s-12 31-12 49v418h100v322h391v-322h104v-418c0-25-9-49-24-67-11-13-24-24-40-31-15-8-32-12-51-12zM1162 1218v-258M965 896v-222M1356 896v-222M0 896h865">
            <text:p/>
          </draw:path>
        </draw:g>
        <draw:g draw:style-name="gr1">
          <draw:path draw:style-name="gr2" draw:text-style-name="P1" draw:layer="layout" svg:width="1.48cm" svg:height="1.149cm" svg:x="16.459cm" svg:y="6.167cm" svg:viewBox="0 0 1481 1150" svg:d="M1355 100c0-24-8-45-22-62-10-12-22-21-36-28s-30-10-47-10h-1023c-24 0-47 7-64 21-13 9-23 21-30 34-7 14-10 29-11 45v649h1233zM1361 829h-1248l-113 195v126h1481v-125z">
            <text:p/>
          </draw:path>
          <draw:path draw:style-name="gr7" draw:text-style-name="P2" draw:layer="layout" svg:width="1.48cm" svg:height="1.149cm" svg:x="16.459cm" svg:y="6.167cm" svg:viewBox="0 0 1481 1150" svg:d="M1355 100c0-24-8-45-22-62-10-12-22-21-36-28s-30-10-47-10h-1023c-24 0-47 7-64 21-13 9-23 21-30 34-7 14-10 29-11 45v649h1233zM1361 829h-1248l-113 195v126h1481v-125z">
            <text:p/>
          </draw:path>
        </draw:g>
        <draw:g draw:style-name="gr1">
          <draw:path draw:style-name="gr2" draw:text-style-name="P1" draw:layer="layout" svg:width="1.067cm" svg:height="0.592cm" svg:x="16.664cm" svg:y="6.145cm" svg:viewBox="0 0 1068 593" svg:d="M1068 593v-572c0-4-1-7-3-10-2-4-5-7-9-9-3-2-7-2-11-2h-1023c-4 0-7 0-11 2-3 2-7 5-9 9-2 3-2 6-2 10v572z">
            <text:p/>
          </draw:path>
          <draw:path draw:style-name="gr7" draw:text-style-name="P2" draw:layer="layout" svg:width="1.067cm" svg:height="0.592cm" svg:x="16.664cm" svg:y="6.145cm" svg:viewBox="0 0 1068 593" svg:d="M1068 593v-572c0-4-1-7-3-10-2-4-5-7-9-9-3-2-7-2-11-2h-1023c-4 0-7 0-11 2-3 2-7 5-9 9-2 3-2 6-2 10v572z">
            <text:p/>
          </draw:path>
        </draw:g>
        <draw:polygon draw:style-name="gr10" draw:text-style-name="P6" draw:layer="layout" svg:width="1.223cm" svg:height="0.106cm" svg:x="16.586cm" svg:y="7.062cm" svg:viewBox="0 0 1224 107" draw:points="61,0 0,107 1224,107 1162,0">
          <text:p/>
        </draw:polygon>
        <draw:frame draw:style-name="gr8" draw:text-style-name="P2" draw:layer="layout" svg:width="1.025cm" svg:height="0.706cm" svg:x="17.104cm" svg:y="7.733cm">
          <draw:text-box>
            <text:p text:style-name="P3"><text:span text:style-name="T1">User</text:span></text:p>
          </draw:text-box>
        </draw:frame>
        <draw:g draw:style-name="gr1">
          <draw:polygon draw:style-name="gr2" draw:text-style-name="P1" draw:layer="layout" svg:width="1.2cm" svg:height="1.667cm" svg:x="2.659cm" svg:y="15.526cm" svg:viewBox="0 0 1201 1668" draw:points="1201,317 902,0 0,0 0,1668 1201,1668">
            <text:p/>
          </draw:polygon>
          <draw:polygon draw:style-name="gr7" draw:text-style-name="P2" draw:layer="layout" svg:width="1.2cm" svg:height="1.667cm" svg:x="2.659cm" svg:y="15.526cm" svg:viewBox="0 0 1201 1668" draw:points="1201,317 902,0 0,0 0,1668 1201,1668">
            <text:p/>
          </draw:polygon>
        </draw:g>
        <draw:g draw:style-name="gr1">
          <draw:path draw:style-name="gr10" draw:text-style-name="P6" draw:layer="layout" svg:width="0.187cm" svg:height="0.239cm" svg:x="3.149cm" svg:y="16.341cm" svg:viewBox="0 0 188 240" svg:d="M188 96c-40-46-93-80-154-96l-34 240z">
            <text:p/>
          </draw:path>
          <draw:path draw:style-name="gr7" draw:text-style-name="P2" draw:layer="layout" svg:width="0.187cm" svg:height="0.239cm" svg:x="3.149cm" svg:y="16.341cm" svg:viewBox="0 0 188 240" svg:d="M188 96c-40-46-93-80-154-96l-34 240z">
            <text:p/>
          </draw:path>
        </draw:g>
        <draw:path draw:style-name="gr10" draw:text-style-name="P6" draw:layer="layout" svg:width="1.069cm" svg:height="1.471cm" svg:x="2.772cm" svg:y="15.537cm" svg:viewBox="0 0 1070 1472" svg:d="M781 0l289 307h-289zM508 456h488v-34h-488zM508 580h488v-36h-488zM508 698h488v-36h-488zM589 929l-262 202 48-336c-179-27-345 101-372 286-26 186 96 359 275 387s345-100 372-286c13-93-11-183-61-253z">
          <text:p/>
        </draw:path>
        <draw:frame draw:style-name="gr11" draw:text-style-name="P5" draw:layer="layout" svg:width="1.358cm" svg:height="1.129cm" svg:x="2.58cm" svg:y="17.193cm">
          <draw:text-box>
            <text:p text:style-name="P4"><text:span text:style-name="T1">Online</text:span></text:p>
            <text:p text:style-name="P4"><text:span text:style-name="T1">Course</text:span></text:p>
          </draw:text-box>
        </draw:frame>
        <draw:g draw:style-name="gr1">
          <draw:path draw:style-name="gr2" draw:text-style-name="P1" draw:layer="layout" svg:width="1.297cm" svg:height="0.192cm" svg:x="16.625cm" svg:y="10.024cm" svg:viewBox="0 0 1298 193" svg:d="M200 97v-1c0 17-4 34-13 49-9 14-22 27-37 35-15 9-32 13-50 13-17 0-35-4-50-13-15-8-28-21-37-35-8-15-13-32-13-48 0-17 5-34 13-49 9-14 22-27 37-35 15-9 33-13 50-13 18 0 35 4 50 13 15 8 28 21 37 35 9 15 13 32 13 48zM419 97v-1c0 17-4 34-13 49-9 14-22 27-37 35-15 9-32 13-50 13-17 0-35-4-50-13-15-8-28-21-36-35-9-15-14-32-14-48 0-17 5-34 14-49 8-14 21-27 36-35 15-9 33-13 50-13 18 0 35 4 50 13 15 8 28 21 37 35 9 15 13 32 13 48zM639 97v-1c0 17-4 34-13 49-9 14-21 27-37 35-15 9-32 13-50 13-17 0-34-4-50-13-15-8-27-21-36-35-9-15-14-32-14-49 0-16 5-33 14-48 9-14 21-27 36-35s32-13 49-13c1 0 1 0 1 0 18 0 35 4 50 13 16 8 28 21 37 35 9 15 13 32 13 48zM859 97v-1c0 17-5 34-14 49-9 14-21 27-36 35-16 9-33 13-50 13-18 0-35-4-50-13-16-8-28-21-37-35-9-15-13-32-13-48 0-17 4-34 13-49 9-14 21-27 37-35 15-9 32-13 50-13 17 0 34 4 50 13 15 8 27 21 36 35 9 15 14 32 14 48zM1078 97v-1c0 17-5 34-14 49-8 14-21 27-36 35-15 9-33 13-50 13-18 0-35-4-50-13-15-8-28-21-37-35-9-15-13-32-13-48 0-17 4-34 13-49 9-14 22-27 37-35 15-9 32-13 50-13 17 0 35 4 50 13 15 8 28 21 36 35 9 15 14 32 14 48zM1298 97v-1c0 17-5 34-13 49-9 14-22 27-37 35-15 9-33 13-50 13-18 0-35-4-50-13-15-8-28-21-37-35-9-15-13-32-13-48 0-17 4-34 13-49 9-14 22-27 37-35 15-9 32-13 50-13 17 0 35 4 50 13 15 8 28 21 37 35 8 15 13 32 13 48z">
            <text:p/>
          </draw:path>
          <draw:path draw:style-name="gr7" draw:text-style-name="P2" draw:layer="layout" svg:width="1.297cm" svg:height="0.285cm" svg:x="16.625cm" svg:y="9.931cm" svg:viewBox="0 0 1298 286" svg:d="M200 190c0 17-4 33-13 48-9 14-22 27-37 35-15 9-32 13-50 13-17 0-35-4-50-13-15-8-28-21-37-35-8-15-13-31-13-48s5-34 13-49c9-14 22-26 37-35 15-8 33-13 50-13 18 0 35 5 50 13 15 9 28 21 37 35 9 15 13 32 13 49zM419 190c0 17-4 33-13 48-9 14-22 27-37 35-15 9-32 13-50 13-17 0-35-4-50-13-15-8-28-21-36-35-9-15-14-31-14-48s5-34 14-49c8-14 21-26 36-35 15-8 33-13 50-13 18 0 35 5 50 13 15 9 28 21 37 35 9 15 13 32 13 49zM639 190c0 17-4 33-13 48-9 14-21 27-37 35-15 9-32 13-50 13-17 0-34-4-50-13-15-8-27-21-36-35-9-15-14-31-14-48s5-34 14-49c9-14 21-26 36-35 15-8 32-13 49-13 1 0 1 0 1 0 18 0 35 5 50 13 16 9 28 21 37 35 9 15 13 32 13 49zM859 190c0 17-5 33-14 48-9 14-21 27-36 35-16 9-33 13-50 13-18 0-35-4-50-13-16-8-28-21-37-35-9-15-13-31-13-48s4-34 13-49c9-14 21-26 37-35 15-8 32-13 50-13 17 0 34 5 50 13 15 9 27 21 36 35 9 15 14 32 14 49zM1078 190c0 17-5 33-14 48-8 14-21 27-36 35-15 9-33 13-50 13-18 0-35-4-50-13-15-8-28-21-37-35-9-15-13-31-13-48s4-34 13-49c9-14 22-26 37-35 15-8 32-13 50-13 17 0 35 5 50 13 15 9 28 21 36 35 9 15 14 32 14 49zM1298 190c0 17-5 33-13 48-9 14-22 27-37 35-15 9-33 13-50 13-18 0-35-4-50-13-15-8-28-21-37-35-9-15-13-31-13-48s4-34 13-49c9-14 22-26 37-35 15-8 32-13 50-13 17 0 35 5 50 13 15 9 28 21 37 35 8 15 13 32 13 49zM1062 0l83 107M980 19l-2 74M697 10l23 90M235 0l-83 107M317 19l2 74M600 10l-22 90">
            <text:p/>
          </draw:path>
        </draw:g>
        <draw:g draw:style-name="gr1">
          <draw:path draw:style-name="gr2" draw:text-style-name="P1" draw:layer="layout" svg:width="0.498cm" svg:height="1.017cm" svg:x="18.111cm" svg:y="9.649cm" svg:viewBox="0 0 499 1018" svg:d="M393 135c0 24-7 47-19 68-13 20-31 37-52 49-22 12-46 18-71 18s-49-6-71-18c-21-12-39-29-52-49-12-21-19-44-19-68s7-47 19-67c13-21 31-38 52-50 22-12 46-18 71-18s49 6 71 18c21 12 39 29 52 50 12 20 19 43 19 67zM404 308h-309c-22 0-42 7-58 19-12 8-21 19-27 31-7 13-10 27-10 41v350h83v269h329v-269h87v-350c0-21-7-40-20-56-9-11-20-20-33-26s-27-9-42-9z">
            <text:p/>
          </draw:path>
          <draw:path draw:style-name="gr7" draw:text-style-name="P2" draw:layer="layout" svg:width="1.221cm" svg:height="1.017cm" svg:x="17.388cm" svg:y="9.649cm" svg:viewBox="0 0 1222 1018" svg:d="M1116 135c0 24-7 47-19 68-12 20-30 37-52 49-21 12-45 18-70 18s-49-6-71-18c-21-12-39-29-51-49-13-21-19-44-19-68s6-47 19-67c12-21 30-38 51-50s45-18 70-18h1c25 0 49 6 70 18 22 12 40 29 52 50 12 20 19 43 19 67zM1126 308h-307c-22 0-42 7-58 19-11 8-21 19-27 31-7 13-10 27-10 41v350h84v269h326v-269h88v-350c0-21-8-40-21-56-8-11-20-20-32-26-13-6-28-9-43-9zM973 1018v-215M808 749v-186M1134 749v-186M0 749h724">
            <text:p/>
          </draw:path>
        </draw:g>
        <draw:g draw:style-name="gr1">
          <draw:path draw:style-name="gr10" draw:text-style-name="P6" draw:layer="layout" svg:width="0.94cm" svg:height="0.95cm" svg:x="16.804cm" svg:y="9cm" svg:viewBox="0 0 941 951" svg:d="M253 830c0 21-6 42-17 60-11 19-27 34-47 45-19 10-41 16-63 16s-44-6-63-16c-19-11-35-26-46-45-11-18-17-39-17-60s6-42 17-61c11-18 27-33 46-44s41-16 63-16 44 5 63 16c20 11 36 26 47 44 11 19 17 40 17 61zM597 830c0 21-6 42-17 60-11 19-27 34-46 45-19 10-41 16-63 16s-44-6-63-16c-19-11-35-26-46-45-11-18-17-39-17-60s6-42 17-61c11-18 27-33 46-44 19-10 40-16 62-16h1c22 0 44 5 63 16s35 26 46 44c11 19 17 40 17 61zM941 830c0 21-6 42-17 60-11 19-27 34-46 45-19 10-41 16-63 16s-44-6-63-16c-20-11-36-26-47-45-11-18-17-39-17-60s6-42 17-61c11-18 27-33 47-44 19-11 41-16 63-16s44 5 63 16 35 26 46 44c11 19 17 40 17 61zM777 292c0 52-14 102-41 146-27 45-66 82-112 107-47 26-99 40-153 40s-106-14-153-40c-46-25-85-62-112-107-27-44-41-94-41-146 0-51 14-101 41-146 27-44 66-81 112-107 46-25 99-39 152-39h1c54 0 106 14 153 39 46 26 85 63 112 107 27 45 41 95 41 146z">
            <text:p/>
          </draw:path>
          <draw:path draw:style-name="gr7" draw:text-style-name="P2" draw:layer="layout" svg:width="0.94cm" svg:height="0.95cm" svg:x="16.804cm" svg:y="9cm" svg:viewBox="0 0 941 951" svg:d="M253 830c0 21-6 42-17 60-11 19-27 34-47 45-19 10-41 16-63 16s-44-6-63-16c-19-11-35-26-46-45-11-18-17-39-17-60s6-42 17-61c11-18 27-33 46-44s41-16 63-16 44 5 63 16c20 11 36 26 47 44 11 19 17 40 17 61zM597 830c0 21-6 42-17 60-11 19-27 34-46 45-19 10-41 16-63 16s-44-6-63-16c-19-11-35-26-46-45-11-18-17-39-17-60s6-42 17-61c11-18 27-33 46-44 19-10 40-16 62-16h1c22 0 44 5 63 16s35 26 46 44c11 19 17 40 17 61zM941 830c0 21-6 42-17 60-11 19-27 34-46 45-19 10-41 16-63 16s-44-6-63-16c-20-11-36-26-47-45-11-18-17-39-17-60s6-42 17-61c11-18 27-33 47-44 19-11 41-16 63-16s44 5 63 16 35 26 46 44c11 19 17 40 17 61zM760 721l-120-184M470 709v-123M181 721l120-184M777 292c0 52-14 102-41 146-27 45-66 82-112 107-47 26-99 40-153 40s-106-14-153-40c-46-25-85-62-112-107-27-44-41-94-41-146 0-51 14-101 41-146 27-44 66-81 112-107 46-25 99-39 152-39h1c54 0 106 14 153 39 46 26 85 63 112 107 27 45 41 95 41 146z">
            <text:p/>
          </draw:path>
        </draw:g>
        <draw:frame draw:style-name="gr8" draw:text-style-name="P2" draw:layer="layout" svg:width="1.652cm" svg:height="0.706cm" svg:x="16.791cm" svg:y="10.667cm">
          <draw:text-box>
            <text:p text:style-name="P3"><text:span text:style-name="T1">Manager</text:span></text:p>
          </draw:text-box>
        </draw:frame>
        <draw:g draw:style-name="gr1">
          <draw:path draw:style-name="gr2" draw:text-style-name="P1" draw:layer="layout" svg:width="0.498cm" svg:height="1.017cm" svg:x="18.111cm" svg:y="12.483cm" svg:viewBox="0 0 499 1018" svg:d="M393 135c0 24-7 47-19 68-13 20-31 37-52 49-22 12-46 18-71 18s-49-6-71-18c-21-12-39-29-52-49-12-21-19-44-19-68s7-47 19-67c13-21 31-38 52-50 22-12 46-18 71-18s49 6 71 18c21 12 39 29 52 50 12 20 19 43 19 67zM404 308h-309c-22 0-42 7-58 19-12 8-21 19-27 31-7 13-10 27-10 41v350h83v269h329v-269h87v-350c0-21-7-40-20-56-9-11-20-20-33-26s-27-9-42-9z">
            <text:p/>
          </draw:path>
          <draw:path draw:style-name="gr7" draw:text-style-name="P2" draw:layer="layout" svg:width="1.221cm" svg:height="1.017cm" svg:x="17.388cm" svg:y="12.483cm" svg:viewBox="0 0 1222 1018" svg:d="M1116 135c0 24-7 47-19 68-12 20-30 37-52 49-21 12-45 18-70 18s-49-6-71-18c-21-12-39-29-51-49-13-21-19-44-19-68s6-47 19-67c12-21 30-38 51-50s45-18 70-18h1c25 0 49 6 70 18 22 12 40 29 52 50 12 20 19 43 19 67zM1126 308h-307c-22 0-42 7-58 19-11 8-21 19-27 31-7 13-10 27-10 41v350h84v269h326v-269h88v-350c0-21-8-40-21-56-8-11-20-20-32-26-13-6-28-9-43-9zM973 1018v-215M808 749v-186M1134 749v-186M0 749h724">
            <text:p/>
          </draw:path>
        </draw:g>
        <draw:g draw:style-name="gr1">
          <draw:path draw:style-name="gr10" draw:text-style-name="P6" draw:layer="layout" svg:width="1.297cm" svg:height="0.507cm" svg:x="16.625cm" svg:y="12.542cm" svg:viewBox="0 0 1298 508" svg:d="M431 121c0 22-5 42-17 61-11 18-27 34-46 44-19 11-41 16-63 16s-44-5-63-16c-19-10-35-26-46-44-11-19-17-39-17-61 0-21 6-42 17-60 11-19 27-34 46-45 19-10 41-16 63-16s44 6 63 16c19 11 35 26 46 45 12 18 17 39 17 60zM776 121c0 22-6 42-17 61-11 18-27 34-46 44-20 11-41 16-63 16-23 0-44-5-64-16-19-10-35-26-46-44-11-19-17-39-17-61 0-21 6-42 17-60 11-19 27-34 46-45 19-10 41-16 62-16 1 0 1 0 2 0 22 0 43 6 63 16 19 11 35 26 46 45 11 18 17 39 17 60zM1119 121c0 22-6 42-17 61-11 18-27 34-46 44-19 11-41 16-63 16s-44-5-63-16c-19-10-35-26-46-44-12-19-17-39-17-61 0-21 5-42 17-60 11-19 27-34 46-45 19-10 41-16 63-16s44 6 63 16c19 11 35 26 46 45 11 18 17 39 17 60zM200 412c0 17-4 33-13 48s-22 27-37 35c-15 9-32 13-50 13-17 0-35-4-50-13-15-8-28-20-37-35-8-15-13-31-13-48s5-34 13-48c9-15 22-27 37-35 15-9 33-13 50-13 18 0 35 4 50 13 15 8 28 20 37 35 9 14 13 31 13 48zM419 412c0 17-4 33-13 48s-22 27-37 35c-15 9-32 13-50 13-17 0-35-4-50-13-15-8-28-20-36-35-9-15-14-31-14-48s5-34 14-48c8-15 21-27 36-35 15-9 33-13 50-13 18 0 35 4 50 13 15 8 28 20 37 35 9 14 13 31 13 48zM639 412c0 17-4 33-13 48s-21 27-37 35c-15 9-32 13-50 13-17 0-34-4-50-13-15-8-27-20-36-35s-14-31-14-48 5-34 14-48c9-15 21-27 36-35 15-9 32-13 49-13 1 0 1 0 1 0 18 0 35 4 50 13 16 8 28 20 37 35 9 14 13 31 13 48zM859 412c0 17-5 33-14 48s-21 27-36 35c-16 9-33 13-50 13-18 0-35-4-50-13-16-8-28-20-37-35s-13-31-13-48 4-34 13-48c9-15 21-27 37-35 15-9 32-13 50-13 17 0 34 4 50 13 15 8 27 20 36 35 9 14 14 31 14 48zM1078 412c0 17-5 33-14 48-8 15-21 27-36 35-15 9-33 13-50 13-18 0-35-4-50-13-15-8-28-20-37-35s-13-31-13-48 4-34 13-48c9-15 22-27 37-35 15-9 32-13 50-13 17 0 35 4 50 13 15 8 28 20 36 35 9 14 14 31 14 48zM1298 412c0 17-5 33-13 48-9 15-22 27-37 35-15 9-33 13-50 13-18 0-35-4-50-13-15-8-28-20-37-35s-13-31-13-48 4-34 13-48c9-15 22-27 37-35 15-9 32-13 50-13 17 0 35 4 50 13 15 8 28 20 37 35 8 14 13 31 13 48z">
            <text:p/>
          </draw:path>
          <draw:path draw:style-name="gr7" draw:text-style-name="P2" draw:layer="layout" svg:width="1.297cm" svg:height="0.68cm" svg:x="16.625cm" svg:y="12.37cm" svg:viewBox="0 0 1298 681" svg:d="M431 293c0 22-5 43-17 61-11 18-27 34-46 44-19 11-41 17-63 17s-44-6-63-17c-19-10-35-26-46-44s-17-39-17-61c0-21 6-42 17-60 11-19 27-34 46-45 19-10 41-16 63-16s44 6 63 16c19 11 35 26 46 45 12 18 17 39 17 60zM776 293c0 22-6 43-17 61s-27 34-46 44c-20 11-41 17-63 17-23 0-44-6-64-17-19-10-35-26-46-44s-17-39-17-61c0-21 6-42 17-60 11-19 27-34 46-45 19-10 41-16 62-16 1 0 1 0 2 0 22 0 43 6 63 16 19 11 35 26 46 45 11 18 17 39 17 60zM1119 293c0 22-6 43-17 61s-27 34-46 44c-19 11-41 17-63 17s-44-6-63-17c-19-10-35-26-46-44-12-18-17-39-17-61 0-21 5-42 17-60 11-19 27-34 46-45 19-10 41-16 63-16s44 6 63 16c19 11 35 26 46 45 11 18 17 39 17 60zM938 184l-120-184M648 172v-123M359 184l120-184M200 585c0 17-4 33-13 48s-22 27-37 35c-15 9-32 13-50 13-17 0-35-4-50-13-15-8-28-20-37-35-8-15-13-31-13-48s5-34 13-48c9-15 22-27 37-35 15-9 33-13 50-13 18 0 35 4 50 13 15 8 28 20 37 35 9 14 13 31 13 48zM419 585c0 17-4 33-13 48s-22 27-37 35c-15 9-32 13-50 13-17 0-35-4-50-13-15-8-28-20-36-35-9-15-14-31-14-48s5-34 14-48c8-15 21-27 36-35 15-9 33-13 50-13 18 0 35 4 50 13 15 8 28 20 37 35 9 14 13 31 13 48zM639 585c0 17-4 33-13 48s-21 27-37 35c-15 9-32 13-50 13-17 0-34-4-50-13-15-8-27-20-36-35s-14-31-14-48 5-34 14-48c9-15 21-27 36-35 15-9 32-13 49-13 1 0 1 0 1 0 18 0 35 4 50 13 16 8 28 20 37 35 9 14 13 31 13 48zM859 585c0 17-5 33-14 48s-21 27-36 35c-16 9-33 13-50 13-18 0-35-4-50-13-16-8-28-20-37-35s-13-31-13-48 4-34 13-48c9-15 21-27 37-35 15-9 32-13 50-13 17 0 34 4 50 13 15 8 27 20 36 35 9 14 14 31 14 48zM1078 585c0 17-5 33-14 48-8 15-21 27-36 35-15 9-33 13-50 13-18 0-35-4-50-13-15-8-28-20-37-35s-13-31-13-48 4-34 13-48c9-15 22-27 37-35 15-9 32-13 50-13 17 0 35 4 50 13 15 8 28 20 36 35 9 14 14 31 14 48zM1298 585c0 17-5 33-13 48-9 15-22 27-37 35-15 9-33 13-50 13-18 0-35-4-50-13-15-8-28-20-37-35s-13-31-13-48 4-34 13-48c9-15 22-27 37-35 15-9 32-13 50-13 17 0 35 4 50 13 15 8 28 20 37 35 8 14 13 31 13 48zM1062 395l83 108M980 415l-2 74M697 406l23 90M235 395l-83 108M317 415l2 74M600 406l-22 90">
            <text:p/>
          </draw:path>
        </draw:g>
        <draw:g draw:style-name="gr1">
          <draw:path draw:style-name="gr2" draw:text-style-name="P1" draw:layer="layout" svg:width="0.611cm" svg:height="0.584cm" svg:x="16.968cm" svg:y="11.833cm" svg:viewBox="0 0 612 585" svg:d="M612 292c0 52-14 102-41 147-27 44-65 81-112 107-47 25-99 39-153 39s-106-14-153-39c-47-26-85-63-112-107-27-45-41-95-41-147 0-51 14-101 41-146 27-44 65-81 112-107 47-25 99-39 153-39s106 14 153 39c47 26 85 63 112 107 27 45 41 95 41 146z">
            <text:p/>
          </draw:path>
          <draw:path draw:style-name="gr7" draw:text-style-name="P2" draw:layer="layout" svg:width="0.611cm" svg:height="0.584cm" svg:x="16.968cm" svg:y="11.833cm" svg:viewBox="0 0 612 585" svg:d="M612 292c0 52-14 102-41 147-27 44-65 81-112 107-47 25-99 39-153 39s-106-14-153-39c-47-26-85-63-112-107-27-45-41-95-41-147 0-51 14-101 41-146 27-44 65-81 112-107 47-25 99-39 153-39s106 14 153 39c47 26 85 63 112 107 27 45 41 95 41 146z">
            <text:p/>
          </draw:path>
        </draw:g>
        <draw:frame draw:style-name="gr8" draw:text-style-name="P2" draw:layer="layout" svg:width="1.731cm" svg:height="0.706cm" svg:x="16.751cm" svg:y="13.5cm">
          <draw:text-box>
            <text:p text:style-name="P3"><text:span text:style-name="T1">Executive</text:span></text:p>
          </draw:text-box>
        </draw:frame>
        <draw:g draw:style-name="gr1">
          <draw:polygon draw:style-name="gr2" draw:text-style-name="P1" draw:layer="layout" svg:width="0.796cm" svg:height="1.142cm" svg:x="9.277cm" svg:y="9.149cm" svg:viewBox="0 0 797 1143" draw:points="398,0 0,386 0,819 226,601 226,1143 571,1143 571,601 797,819 797,386">
            <text:p/>
          </draw:polygon>
          <draw:polygon draw:style-name="gr7" draw:text-style-name="P2" draw:layer="layout" svg:width="0.796cm" svg:height="1.142cm" svg:x="9.277cm" svg:y="9.149cm" svg:viewBox="0 0 797 1143" draw:points="398,0 0,386 0,819 226,601 226,1143 571,1143 571,601 797,819 797,386">
            <text:p/>
          </draw:polygon>
        </draw:g>
        <draw:path draw:style-name="gr10" draw:text-style-name="P6" draw:layer="layout" svg:width="0.946cm" svg:height="0.71cm" svg:x="8.673cm" svg:y="10.061cm" svg:viewBox="0 0 947 711" svg:d="M0 585c76 33 158 50 241 50 42 0 84-4 126-13v47c74 28 153 42 233 42 79 0 158-14 233-42l-4-211 118-24v-282h-466l1 134-19 3-2-289h-461z">
          <text:p/>
        </draw:path>
        <draw:g draw:style-name="gr1">
          <draw:path draw:style-name="gr2" draw:text-style-name="P1" draw:layer="layout" svg:width="0.947cm" svg:height="0.853cm" svg:x="8.673cm" svg:y="9.963cm" svg:viewBox="0 0 948 854" svg:d="M366 705c-38 8-84 12-133 12-129 0-233-30-233-67v48c0 37 104 68 233 68 49 0 95-5 133-12zM366 608c-38 8-84 13-133 13-129 0-233-31-233-68v48c0 38 104 68 233 68 49 0 95-5 133-12zM366 560v-49c-38 8-84 13-133 13-129 0-233-31-233-68v48c0 38 104 68 233 68 49 0 95-4 133-12zM466 390v-32c0 37-105 68-233 68-129 0-233-31-233-68v48c0 39 104 69 233 69 49 0 95-4 133-12v-16c0-24 39-45 100-57zM233 329c-129 0-233-30-233-68v48c0 38 104 68 233 68 128 0 233-30 233-68v-48c0 38-105 68-233 68zM233 232c-129 0-233-30-233-68v49c0 37 104 67 233 67 128 0 233-30 233-67v-49c0 38-105 68-233 68zM233 0c-129 0-233 30-233 67v49c0 37 104 68 233 68 128 0 233-31 233-68v-49c0-37-105-67-233-67zM600 805c-130 0-234-30-234-68v49c0 37 104 68 234 68 129 0 233-31 233-68v-49c0 38-104 68-233 68zM600 708c-130 0-234-30-234-68v49c0 37 104 68 234 68 129 0 233-31 233-68v-49c0 38-104 68-233 68zM600 611c-130 0-234-30-234-68v49c0 37 104 68 234 68 129 0 233-31 233-68v-49c0 38-104 68-233 68zM600 378c-130 0-234 30-234 69v48c0 38 104 68 234 68 129 0 233-30 233-68v-48c0-39-104-69-233-69zM801 411c86-10 147-34 147-63v-48c0 37-105 68-234 68-128 0-233-31-233-68v48c0 13 12 25 33 35 26-3 56-5 86-5 86 0 160 13 201 33zM714 135c-128 0-233 30-233 68v48c0 38 105 68 233 68 129 0 234-30 234-68v-48c0-38-105-68-234-68zM833 553v48c69-11 115-33 115-58v-48c0 24-46 46-115 58zM833 504c69-11 115-33 115-58v-49c0 24-46 47-115 59z">
            <text:p/>
          </draw:path>
          <draw:path draw:style-name="gr7" draw:text-style-name="P2" draw:layer="layout" svg:width="0.947cm" svg:height="0.853cm" svg:x="8.673cm" svg:y="9.963cm" svg:viewBox="0 0 948 854" svg:d="M366 705c-38 8-84 12-133 12-129 0-233-30-233-67v48c0 37 104 68 233 68 49 0 95-5 133-12zM366 608c-38 8-84 13-133 13-129 0-233-31-233-68v48c0 38 104 68 233 68 49 0 95-5 133-12zM0 650v-534M366 560v-49c-38 8-84 13-133 13-129 0-233-31-233-68v48c0 38 104 68 233 68 49 0 95-4 133-12zM466 390v-32c0 37-105 68-233 68-129 0-233-31-233-68v48c0 39 104 69 233 69 49 0 95-4 133-12v-16c0-24 39-45 100-57zM233 329c-129 0-233-30-233-68v48c0 38 104 68 233 68 128 0 233-30 233-68v-48c0 38-105 68-233 68zM233 232c-129 0-233-30-233-68v49c0 37 104 67 233 67 128 0 233-30 233-67v-49c0 38-105 68-233 68zM233 0c-129 0-233 30-233 67v49c0 37 104 68 233 68 128 0 233-31 233-68v-49c0-37-105-67-233-67zM600 805c-130 0-234-30-234-68v49c0 37 104 68 234 68 129 0 233-31 233-68v-49c0 38-104 68-233 68zM600 708c-130 0-234-30-234-68v49c0 37 104 68 234 68 129 0 233-31 233-68v-49c0 38-104 68-233 68zM366 737v-242M600 611c-130 0-234-30-234-68v49c0 37 104 68 234 68 129 0 233-31 233-68v-49c0 38-104 68-233 68zM600 378c-130 0-234 30-234 69v48c0 38 104 68 234 68 129 0 233-30 233-68v-48c0-39-104-69-233-69zM466 358v-242M801 411c86-10 147-34 147-63v-48c0 37-105 68-234 68-128 0-233-31-233-68v48c0 13 12 25 33 35 26-3 56-5 86-5 86 0 160 13 201 33zM481 251v136M714 135c-128 0-233 30-233 68v48c0 38 105 68 233 68 129 0 234-30 234-68v-48c0-38-105-68-234-68zM833 553v48c69-11 115-33 115-58v-48c0 24-46 46-115 58zM833 504c69-11 115-33 115-58v-49c0 24-46 47-115 59zM833 737v-242M948 495v-244">
            <text:p/>
          </draw:path>
        </draw:g>
        <draw:frame draw:style-name="gr11" draw:text-style-name="P5" draw:layer="layout" svg:width="1.429cm" svg:height="1.129cm" svg:x="8.658cm" svg:y="10.816cm">
          <draw:text-box>
            <text:p text:style-name="P4"><text:span text:style-name="T1">Money</text:span></text:p>
            <text:p text:style-name="P4"><text:span text:style-name="T1">Income</text:span></text:p>
          </draw:text-box>
        </draw:frame>
        <draw:g draw:style-name="gr1">
          <draw:polygon draw:style-name="gr2" draw:text-style-name="P1" draw:layer="layout" svg:width="1.179cm" svg:height="1.595cm" svg:x="5.248cm" svg:y="11.583cm" svg:viewBox="0 0 1180 1596" draw:points="1180,303 887,0 0,0 0,1596 1180,1596">
            <text:p/>
          </draw:polygon>
          <draw:polygon draw:style-name="gr7" draw:text-style-name="P2" draw:layer="layout" svg:width="1.179cm" svg:height="1.595cm" svg:x="5.248cm" svg:y="11.583cm" svg:viewBox="0 0 1180 1596" draw:points="1180,303 887,0 0,0 0,1596 1180,1596">
            <text:p/>
          </draw:polygon>
        </draw:g>
        <draw:path draw:style-name="gr10" draw:text-style-name="P6" draw:layer="layout" svg:width="0.942cm" svg:height="1.492cm" svg:x="5.467cm" svg:y="11.594cm" svg:viewBox="0 0 943 1493" svg:d="M659 0l284 292h-284zM0 280h293v-37h-293zM0 451h293v-37h-293zM0 622h742v-37h-742zM0 793h742v-37h-742zM0 964h742v-38h-742zM443 1279v-178h-148v178h-137l213 214 211-214z">
          <text:p/>
        </draw:path>
        <draw:g draw:style-name="gr1">
          <draw:path draw:style-name="gr2" draw:text-style-name="P1" draw:layer="layout" svg:width="1.633cm" svg:height="0.639cm" svg:x="5.021cm" svg:y="12.578cm" svg:viewBox="0 0 1634 640" svg:d="M409 209h-409v431h1634v-431h-407v215h-318l-93 85-91-85h-316zM1407 209h227v-37l-227-170zM227 0l-227 172v37h227z">
            <text:p/>
          </draw:path>
          <draw:path draw:style-name="gr7" draw:text-style-name="P2" draw:layer="layout" svg:width="1.633cm" svg:height="0.639cm" svg:x="5.021cm" svg:y="12.578cm" svg:viewBox="0 0 1634 640" svg:d="M409 209h-409v431h1634v-431h-407v215h-318l-93 85-91-85h-316zM1407 209h227v-37l-227-170zM227 0l-227 172v37h227z">
            <text:p/>
          </draw:path>
        </draw:g>
        <draw:g draw:style-name="gr1">
          <draw:polygon draw:style-name="gr2" draw:text-style-name="P1" draw:layer="layout" svg:width="0.834cm" svg:height="1.108cm" svg:x="5.144cm" svg:y="19.558cm" svg:viewBox="0 0 835 1109" draw:points="758,201 570,0 0,0 0,1056 436,1056 496,1109 835,1109 835,687 759,644">
            <text:p/>
          </draw:polygon>
          <draw:polygon draw:style-name="gr7" draw:text-style-name="P2" draw:layer="layout" svg:width="0.834cm" svg:height="1.108cm" svg:x="5.144cm" svg:y="19.558cm" svg:viewBox="0 0 835 1109" draw:points="758,201 570,0 0,0 0,1056 436,1056 496,1109 835,1109 835,687 759,644">
            <text:p/>
          </draw:polygon>
        </draw:g>
        <draw:path draw:style-name="gr10" draw:text-style-name="P6" draw:layer="layout" svg:width="0.606cm" svg:height="0.883cm" svg:x="5.284cm" svg:y="19.565cm" svg:viewBox="0 0 607 884" svg:d="M424 0l183 194h-183zM0 206h189v-22h-189zM0 332h189v-22h-189zM0 459h478v-23h-478zM0 585h478v-22h-478zM0 711h478v-22h-478zM289 836h21v-22h-21zM364 884h195v-35h-195z">
          <text:p/>
        </draw:path>
        <draw:g draw:style-name="gr1">
          <draw:path draw:style-name="gr2" draw:text-style-name="P1" draw:layer="layout" svg:width="0.932cm" svg:height="0.974cm" svg:x="5.57cm" svg:y="20.201cm" svg:viewBox="0 0 933 975" svg:d="M384 638l227-237c5-25 9-51 9-77 0-180-139-324-310-324-172 0-310 144-310 324 0 178 138 323 310 323 26 0 50-3 74-9zM480 501c-94 98-246 98-341 0-93-98-93-258 0-355 95-98 247-98 341 0 93 97 93 257 0 355zM611 401l-228 238c34 36 47 63 104 3 84-88 22-13 53 21 262 276 311 358 377 289 1 0 1 0 1 0v-1c54-56-34-125-283-387-32-33-105 32-20-56 57-59 31-73-3-108z">
            <text:p/>
          </draw:path>
          <draw:path draw:style-name="gr7" draw:text-style-name="P2" draw:layer="layout" svg:width="0.932cm" svg:height="0.974cm" svg:x="5.57cm" svg:y="20.201cm" svg:viewBox="0 0 933 975" svg:d="M384 638l227-237c5-25 9-51 9-77 0-180-139-324-310-324-172 0-310 144-310 324 0 178 138 323 310 323 26 0 50-3 74-9zM480 501c-94 98-246 98-341 0-93-98-93-258 0-355 95-98 247-98 341 0 93 97 93 257 0 355zM611 401l-228 238c34 36 47 63 104 3 84-88 22-13 53 21 262 276 311 358 377 289 1 0 1 0 1 0v-1c54-56-34-125-283-387-32-33-105 32-20-56 57-59 31-73-3-108z">
            <text:p/>
          </draw:path>
        </draw:g>
        <draw:g draw:style-name="gr1">
          <draw:polygon draw:style-name="gr2" draw:text-style-name="P1" draw:layer="layout" svg:width="1.9cm" svg:height="0.959cm" svg:x="4.864cm" svg:y="5.517cm" svg:viewBox="0 0 1901 960" draw:points="0,0 0,960 1901,960 1901,0">
            <text:p/>
          </draw:polygon>
          <draw:polygon draw:style-name="gr7" draw:text-style-name="P2" draw:layer="layout" svg:width="1.9cm" svg:height="0.959cm" svg:x="4.864cm" svg:y="5.517cm" svg:viewBox="0 0 1901 960" draw:points="0,0 0,960 1901,960 1901,0">
            <text:p/>
          </draw:polygon>
        </draw:g>
        <draw:g draw:style-name="gr1">
          <draw:path draw:style-name="gr2" draw:text-style-name="P1" draw:layer="layout" svg:width="0.589cm" svg:height="0.95cm" svg:x="6.064cm" svg:y="5.627cm" svg:viewBox="0 0 590 951" svg:d="M496 282c0 0-430 0-496 0v119h160c42 0 59 18 60 49v501h128v-195c0-7 5-12 12-12s12 5 12 12v195h120v-437h24v191h74v-329c0-52-42-94-94-94zM224 134c0-23 7-46 18-67 12-20 29-37 49-49 21-12 44-18 68-18h1c23 0 46 6 66 18s37 29 49 49c12 21 18 44 18 67 0 24-6 47-18 67-12 21-29 38-49 50-21 11-44 18-67 18-24 0-47-7-68-18-20-12-37-29-49-50-11-20-18-43-18-67z">
            <text:p/>
          </draw:path>
          <draw:path draw:style-name="gr7" draw:text-style-name="P2" draw:layer="layout" svg:width="0.589cm" svg:height="0.95cm" svg:x="6.064cm" svg:y="5.627cm" svg:viewBox="0 0 590 951" svg:d="M496 282c0 0-430 0-496 0v119h160c42 0 59 18 60 49v501h128v-195c0-7 5-12 12-12s12 5 12 12v195h120v-437h24v191h74v-329c0-52-42-94-94-94zM224 134c0-23 7-46 18-67 12-20 29-37 49-49 21-12 44-18 68-18h1c23 0 46 6 66 18s37 29 49 49c12 21 18 44 18 67 0 24-6 47-18 67-12 21-29 38-49 50-21 11-44 18-67 18-24 0-47-7-68-18-20-12-37-29-49-50-11-20-18-43-18-67z">
            <text:p/>
          </draw:path>
        </draw:g>
        <draw:path draw:style-name="gr10" draw:text-style-name="P6" draw:layer="layout" svg:width="1.849cm" svg:height="0.76cm" svg:x="4.892cm" svg:y="6.657cm" svg:viewBox="0 0 1850 761" svg:d="M1734 347h-331c-65 0-117 53-117 117v297h91v-165h30v165h334v-165h30v165h79v-297c0-64-52-117-116-117zM1091 347h-332c-64 0-117 53-117 117v297h91v-165h30v165h335v-165h30v165h79v-297c0-64-52-117-116-117zM447 347h-331c-64 0-116 53-116 117v297h90v-165h30v165h334v-165h31v165h78v-297c0-64-52-117-116-117zM1404 166c0-29 7-58 22-83s36-46 61-61c25-14 54-22 83-22s58 8 83 22c25 15 46 36 61 61 14 25 22 54 22 83s-8 58-22 83c-15 26-36 47-61 61-25 15-54 22-83 22s-58-7-83-22c-25-14-46-35-61-61-15-25-22-54-22-83zM760 166c0-29 8-58 23-83 14-25 35-46 60-61 26-14 54-22 84-22 29 0 57 8 83 22 25 15 46 36 60 61 15 25 23 54 23 83s-8 58-23 83c-14 26-35 47-60 61-26 15-54 22-83 22-30 0-58-7-84-22-25-14-46-35-60-61-15-25-23-54-23-83zM117 166c0-29 8-58 22-83 15-25 36-46 61-61 25-14 54-22 83-22s58 8 83 22c25 15 46 36 61 61s22 54 22 83-7 58-22 83c-15 26-36 47-61 61-25 15-54 22-83 22s-58-7-83-22c-25-14-46-35-61-61-14-25-22-54-22-83z">
          <text:p/>
        </draw:path>
        <draw:g draw:style-name="gr1">
          <draw:path draw:style-name="gr2" draw:text-style-name="P1" draw:layer="layout" svg:width="1.1cm" svg:height="1.1cm" svg:x="17.04cm" svg:y="17.033cm" svg:viewBox="0 0 1101 1101" svg:d="M551 1101c-305 0-551-247-551-550 0-305 246-551 551-551 303 0 550 246 550 551 0 303-247 550-550 550z">
            <text:p/>
          </draw:path>
          <draw:path draw:style-name="gr7" draw:text-style-name="P2" draw:layer="layout" svg:width="1.1cm" svg:height="1.1cm" svg:x="17.04cm" svg:y="17.033cm" svg:viewBox="0 0 1101 1101" svg:d="M551 1101c-305 0-551-247-551-550 0-305 246-551 551-551 303 0 550 246 550 551 0 303-247 550-550 550z">
            <text:p/>
          </draw:path>
        </draw:g>
        <draw:polygon draw:style-name="gr10" draw:text-style-name="P6" draw:layer="layout" svg:width="0.484cm" svg:height="0.484cm" svg:x="17.348cm" svg:y="17.341cm" svg:viewBox="0 0 485 485" draw:points="0,485 485,485 485,0 0,0">
          <text:p/>
        </draw:polygon>
        <draw:frame draw:style-name="gr8" draw:text-style-name="P2" draw:layer="layout" svg:width="0.905cm" svg:height="0.706cm" svg:x="17.138cm" svg:y="18.233cm">
          <draw:text-box>
            <text:p text:style-name="P3"><text:span text:style-name="T1">End</text:span></text:p>
          </draw:text-box>
        </draw:frame>
        <draw:g draw:style-name="gr1">
          <draw:path draw:style-name="gr2" draw:text-style-name="P1" draw:layer="layout" svg:width="1.2cm" svg:height="1.1cm" svg:x="1.741cm" svg:y="23.317cm" svg:viewBox="0 0 1201 1101" svg:d="M601 1101c-332 0-601-247-601-550 0-305 269-551 601-551 330 0 600 246 600 551 0 303-270 550-600 550z">
            <text:p/>
          </draw:path>
          <draw:path draw:style-name="gr7" draw:text-style-name="P2" draw:layer="layout" svg:width="1.2cm" svg:height="1.1cm" svg:x="1.741cm" svg:y="23.317cm" svg:viewBox="0 0 1201 1101" svg:d="M601 1101c-332 0-601-247-601-550 0-305 269-551 601-551 330 0 600 246 600 551 0 303-270 550-600 550z">
            <text:p/>
          </draw:path>
        </draw:g>
        <draw:polygon draw:style-name="gr10" draw:text-style-name="P6" draw:layer="layout" svg:width="0.42cm" svg:height="0.484cm" svg:x="2.22cm" svg:y="23.625cm" svg:viewBox="0 0 421 485" draw:points="0,485 421,242 0,0">
          <text:p/>
        </draw:polygon>
        <draw:frame draw:style-name="gr12" draw:text-style-name="P7" draw:layer="layout" svg:width="1.053cm" svg:height="1.299cm" svg:x="1.814cm" svg:y="24.121cm">
          <draw:text-box>
            <text:p text:style-name="P3"><text:span text:style-name="T1">Start</text:span></text:p>
          </draw:text-box>
        </draw:frame>
        <draw:g draw:style-name="gr1">
          <draw:polygon draw:style-name="gr2" draw:text-style-name="P1" draw:layer="layout" svg:width="1.569cm" svg:height="1.234cm" svg:x="4.938cm" svg:y="8.908cm" svg:viewBox="0 0 1570 1235" draw:points="0,1235 1570,1235 1570,0 0,0">
            <text:p/>
          </draw:polygon>
          <draw:polygon draw:style-name="gr7" draw:text-style-name="P2" draw:layer="layout" svg:width="1.569cm" svg:height="1.234cm" svg:x="4.938cm" svg:y="8.908cm" svg:viewBox="0 0 1570 1235" draw:points="0,1235 1570,1235 1570,0 0,0">
            <text:p/>
          </draw:polygon>
        </draw:g>
        <draw:path draw:style-name="gr10" draw:text-style-name="P6" draw:layer="layout" svg:width="0.6cm" svg:height="0.324cm" svg:x="5.183cm" svg:y="9.261cm" svg:viewBox="0 0 601 325" svg:d="M0 49h75v-49h-75zM170 49h431v-49h-431zM170 187h431v-50h-431zM0 187h75v-50h-75zM0 325h75v-49h-75zM170 325h431v-49h-431z">
          <text:p/>
        </draw:path>
        <draw:g draw:style-name="gr1">
          <draw:path draw:style-name="gr2" draw:text-style-name="P1" draw:layer="layout" svg:width="1.766cm" svg:height="1.595cm" svg:x="4.972cm" svg:y="8.94cm" svg:viewBox="0 0 1767 1596" svg:d="M0 197h1502v-197h-1502zM1767 1118c0 84-21 166-62 239s-99 133-169 175c-71 42-150 64-232 64-81 0-160-22-231-64-70-42-128-102-169-175s-62-155-62-239 21-167 62-239c41-73 99-134 169-176 71-41 150-64 231-64 82 0 161 23 232 64 70 42 128 103 169 176 41 72 62 155 62 239z">
            <text:p/>
          </draw:path>
          <draw:path draw:style-name="gr7" draw:text-style-name="P2" draw:layer="layout" svg:width="1.766cm" svg:height="1.595cm" svg:x="4.972cm" svg:y="8.94cm" svg:viewBox="0 0 1767 1596" svg:d="M0 197h1502v-197h-1502zM1767 1118c0 84-21 166-62 239s-99 133-169 175c-71 42-150 64-232 64-81 0-160-22-231-64-70-42-128-102-169-175s-62-155-62-239 21-167 62-239c41-73 99-134 169-176 71-41 150-64 231-64 82 0 161 23 232 64 70 42 128 103 169 176 41 72 62 155 62 239z">
            <text:p/>
          </draw:path>
        </draw:g>
        <draw:path draw:style-name="gr7" draw:text-style-name="P2" draw:layer="layout" svg:width="0.926cm" svg:height="0.957cm" svg:x="5.812cm" svg:y="9.579cm" svg:viewBox="0 0 927 958" svg:d="M48 692h831M0 479h927M48 266h831M726 479c0 84-13 167-35 239-23 73-56 134-96 176s-85 64-131 64-91-22-131-64-73-103-96-176c-22-72-35-155-35-239s13-167 35-240c23-72 56-133 96-175s84-64 130-64h1c46 0 91 22 131 64s73 103 96 175c22 73 35 156 35 240zM463 958v-958">
          <text:p/>
        </draw:path>
        <draw:frame draw:style-name="gr8" draw:text-style-name="P2" draw:layer="layout" svg:width="1.532cm" svg:height="0.706cm" svg:x="5.071cm" svg:y="10.55cm">
          <draw:text-box>
            <text:p text:style-name="P3"><text:span text:style-name="T1">Internet</text:span></text:p>
          </draw:text-box>
        </draw:frame>
        <draw:g draw:style-name="gr1">
          <draw:polygon draw:style-name="gr2" draw:text-style-name="P1" draw:layer="layout" svg:width="1.2cm" svg:height="1.667cm" svg:x="4.438cm" svg:y="15.526cm" svg:viewBox="0 0 1201 1668" draw:points="1201,317 903,0 0,0 0,1668 1201,1668">
            <text:p/>
          </draw:polygon>
          <draw:polygon draw:style-name="gr7" draw:text-style-name="P2" draw:layer="layout" svg:width="1.2cm" svg:height="1.667cm" svg:x="4.438cm" svg:y="15.526cm" svg:viewBox="0 0 1201 1668" draw:points="1201,317 903,0 0,0 0,1668 1201,1668">
            <text:p/>
          </draw:polygon>
        </draw:g>
        <draw:g draw:style-name="gr1">
          <draw:path draw:style-name="gr10" draw:text-style-name="P6" draw:layer="layout" svg:width="0.187cm" svg:height="0.239cm" svg:x="4.928cm" svg:y="16.341cm" svg:viewBox="0 0 188 240" svg:d="M188 96c-40-46-93-80-154-96l-34 240z">
            <text:p/>
          </draw:path>
          <draw:path draw:style-name="gr7" draw:text-style-name="P2" draw:layer="layout" svg:width="0.187cm" svg:height="0.239cm" svg:x="4.928cm" svg:y="16.341cm" svg:viewBox="0 0 188 240" svg:d="M188 96c-40-46-93-80-154-96l-34 240z">
            <text:p/>
          </draw:path>
        </draw:g>
        <draw:path draw:style-name="gr10" draw:text-style-name="P6" draw:layer="layout" svg:width="1.069cm" svg:height="1.471cm" svg:x="4.551cm" svg:y="15.537cm" svg:viewBox="0 0 1070 1472" svg:d="M781 0l289 307h-289zM508 456h488v-34h-488zM508 580h488v-36h-488zM508 698h488v-36h-488zM589 929l-262 202 48-336c-179-27-345 101-372 286-26 186 96 359 275 387s345-100 372-286c13-93-11-183-61-253z">
          <text:p/>
        </draw:path>
        <draw:frame draw:style-name="gr11" draw:text-style-name="P5" draw:layer="layout" svg:width="2.007cm" svg:height="1.129cm" svg:x="4.035cm" svg:y="17.193cm">
          <draw:text-box>
            <text:p text:style-name="P4"><text:span text:style-name="T1">WordPress </text:span></text:p>
            <text:p text:style-name="P4"><text:span text:style-name="T1">Plugin</text:span></text:p>
          </draw:text-box>
        </draw:frame>
        <draw:g draw:style-name="gr1">
          <draw:polygon draw:style-name="gr2" draw:text-style-name="P1" draw:layer="layout" svg:width="1.2cm" svg:height="1.667cm" svg:x="6.111cm" svg:y="15.526cm" svg:viewBox="0 0 1201 1668" draw:points="1201,317 902,0 0,0 0,1668 1201,1668">
            <text:p/>
          </draw:polygon>
          <draw:polygon draw:style-name="gr7" draw:text-style-name="P2" draw:layer="layout" svg:width="1.2cm" svg:height="1.667cm" svg:x="6.111cm" svg:y="15.526cm" svg:viewBox="0 0 1201 1668" draw:points="1201,317 902,0 0,0 0,1668 1201,1668">
            <text:p/>
          </draw:polygon>
        </draw:g>
        <draw:g draw:style-name="gr1">
          <draw:path draw:style-name="gr10" draw:text-style-name="P6" draw:layer="layout" svg:width="0.187cm" svg:height="0.239cm" svg:x="6.602cm" svg:y="16.341cm" svg:viewBox="0 0 188 240" svg:d="M188 96c-40-46-93-80-154-96l-34 240z">
            <text:p/>
          </draw:path>
          <draw:path draw:style-name="gr7" draw:text-style-name="P2" draw:layer="layout" svg:width="0.187cm" svg:height="0.239cm" svg:x="6.602cm" svg:y="16.341cm" svg:viewBox="0 0 188 240" svg:d="M188 96c-40-46-93-80-154-96l-34 240z">
            <text:p/>
          </draw:path>
        </draw:g>
        <draw:path draw:style-name="gr10" draw:text-style-name="P6" draw:layer="layout" svg:width="1.069cm" svg:height="1.471cm" svg:x="6.225cm" svg:y="15.537cm" svg:viewBox="0 0 1070 1472" svg:d="M781 0l289 307h-289zM508 456h488v-34h-488zM508 580h488v-36h-488zM508 698h488v-36h-488zM589 929l-262 202 48-336c-179-27-345 101-372 286-26 186 96 359 275 387s345-100 372-286c13-93-11-183-61-253z">
          <text:p/>
        </draw:path>
        <draw:frame draw:style-name="gr11" draw:text-style-name="P5" draw:layer="layout" svg:width="1.72cm" svg:height="1.129cm" svg:x="5.851cm" svg:y="17.193cm">
          <draw:text-box>
            <text:p text:style-name="P4"><text:span text:style-name="T1">HTML </text:span></text:p>
            <text:p text:style-name="P4"><text:span text:style-name="T1">Template</text:span></text:p>
          </draw:text-box>
        </draw:frame>
        <draw:g draw:style-name="gr1">
          <draw:polygon draw:style-name="gr2" draw:text-style-name="P1" draw:layer="layout" svg:width="1.2cm" svg:height="1.667cm" svg:x="7.759cm" svg:y="15.526cm" svg:viewBox="0 0 1201 1668" draw:points="1201,317 902,0 0,0 0,1668 1201,1668">
            <text:p/>
          </draw:polygon>
          <draw:polygon draw:style-name="gr7" draw:text-style-name="P2" draw:layer="layout" svg:width="1.2cm" svg:height="1.667cm" svg:x="7.759cm" svg:y="15.526cm" svg:viewBox="0 0 1201 1668" draw:points="1201,317 902,0 0,0 0,1668 1201,1668">
            <text:p/>
          </draw:polygon>
        </draw:g>
        <draw:g draw:style-name="gr1">
          <draw:path draw:style-name="gr10" draw:text-style-name="P6" draw:layer="layout" svg:width="0.187cm" svg:height="0.239cm" svg:x="8.249cm" svg:y="16.341cm" svg:viewBox="0 0 188 240" svg:d="M188 96c-40-46-93-80-154-96l-34 240z">
            <text:p/>
          </draw:path>
          <draw:path draw:style-name="gr7" draw:text-style-name="P2" draw:layer="layout" svg:width="0.187cm" svg:height="0.239cm" svg:x="8.249cm" svg:y="16.341cm" svg:viewBox="0 0 188 240" svg:d="M188 96c-40-46-93-80-154-96l-34 240z">
            <text:p/>
          </draw:path>
        </draw:g>
        <draw:path draw:style-name="gr10" draw:text-style-name="P6" draw:layer="layout" svg:width="1.069cm" svg:height="1.471cm" svg:x="7.872cm" svg:y="15.537cm" svg:viewBox="0 0 1070 1472" svg:d="M781 0l289 307h-289zM508 456h488v-34h-488zM508 580h488v-36h-488zM508 698h488v-36h-488zM589 929l-262 202 48-336c-179-27-345 101-372 286-26 186 96 359 275 387s345-100 372-286c13-93-11-183-61-253z">
          <text:p/>
        </draw:path>
        <draw:frame draw:style-name="gr11" draw:text-style-name="P5" draw:layer="layout" svg:width="1.656cm" svg:height="1.129cm" svg:x="7.531cm" svg:y="17.193cm">
          <draw:text-box>
            <text:p text:style-name="P4"><text:span text:style-name="T1">Specific</text:span></text:p>
            <text:p text:style-name="P4"><text:span text:style-name="T1">Software</text:span></text:p>
          </draw:text-box>
        </draw:frame>
        <draw:line draw:style-name="gr13" draw:text-style-name="P2" draw:layer="layout" svg:x1="2.941cm" svg:y1="23.867cm" svg:x2="5.422cm" svg:y2="23.867cm">
          <text:p/>
        </draw:line>
        <draw:line draw:style-name="gr14" draw:text-style-name="P2" draw:layer="layout" svg:x1="5.822cm" svg:y1="23.032cm" svg:x2="5.822cm" svg:y2="21.175cm">
          <text:p/>
        </draw:line>
        <draw:polyline draw:style-name="gr14" draw:text-style-name="P2" draw:layer="layout" svg:width="0.013cm" svg:height="0.975cm" svg:x="5.822cm" svg:y="18.583cm" svg:viewBox="0 0 14 976" draw:points="0,976 0,600 14,600 14,0">
          <text:p/>
        </draw:polyline>
        <draw:polyline draw:style-name="gr13" draw:text-style-name="P2" draw:layer="layout" svg:width="0.002cm" svg:height="1.866cm" svg:x="5.836cm" svg:y="13.217cm" svg:viewBox="0 0 3 1867" draw:points="0,1867 0,1492 3,1492 3,0">
          <text:p/>
        </draw:polyline>
        <draw:line draw:style-name="gr13" draw:text-style-name="P2" draw:layer="layout" svg:x1="5.837cm" svg:y1="11.582cm" svg:x2="5.837cm" svg:y2="10.55cm">
          <text:p/>
        </draw:line>
        <draw:polyline draw:style-name="gr13" draw:text-style-name="P2" draw:layer="layout" svg:width="0.024cm" svg:height="1.477cm" svg:x="5.814cm" svg:y="7.417cm" svg:viewBox="0 0 25 1478" draw:points="25,1478 25,1103 0,1103 0,0">
          <text:p/>
        </draw:polyline>
        <draw:polyline draw:style-name="gr15" draw:text-style-name="P2" draw:layer="layout" svg:width="2.609cm" svg:height="2.682cm" svg:x="6.764cm" svg:y="6.467cm" svg:viewBox="0 0 2610 2683" draw:points="0,0 2610,0 2610,2683">
          <text:p/>
        </draw:polyline>
        <draw:line draw:style-name="gr16" draw:text-style-name="P2" draw:layer="layout" svg:x1="10.073cm" svg:y1="9.982cm" svg:x2="11.44cm" svg:y2="9.982cm">
          <text:p/>
        </draw:line>
        <draw:polyline draw:style-name="gr13" draw:text-style-name="P2" draw:layer="layout" svg:width="2.049cm" svg:height="0cm" svg:x="13.892cm" svg:y="9.982cm" svg:viewBox="0 0 2050 0" draw:points="0,0 374,0 374,0 2050,0">
          <text:p/>
        </draw:polyline>
        <draw:polyline draw:style-name="gr13" draw:text-style-name="P2" draw:layer="layout" svg:width="0.01cm" svg:height="1.7cm" svg:x="17.59cm" svg:y="15.333cm" svg:viewBox="0 0 11 1701" draw:points="11,0 11,374 0,374 0,1701">
          <text:p/>
        </draw:polyline>
        <draw:frame draw:style-name="gr17" draw:text-style-name="P9" draw:layer="layout" svg:width="20cm" svg:height="4.399cm" svg:x="0.5cm" svg:y="0.155cm">
          <draw:text-box>
            <text:p text:style-name="P8"><text:span text:style-name="T2">Publishing Software by Software Engineer</text:span></text:p>
          </draw:text-box>
        </draw:frame>
        <draw:frame draw:style-name="gr8" draw:text-style-name="P2" draw:layer="layout" svg:width="1.4cm" svg:height="0.706cm" svg:x="5.137cm" svg:y="13.317cm">
          <draw:text-box>
            <text:p text:style-name="P3"><text:span text:style-name="T1">Publish</text:span></text:p>
          </draw:text-box>
        </draw:frame>
        <draw:frame draw:style-name="gr11" draw:text-style-name="P5" draw:layer="layout" svg:width="2.865cm" svg:height="1.129cm" svg:x="4.381cm" svg:y="7.517cm">
          <draw:text-box>
            <text:p text:style-name="P4"><text:span text:style-name="T1">Introduction</text:span></text:p>
            <text:p text:style-name="P4"><text:span text:style-name="T1">Software Product</text:span></text:p>
          </draw:text-box>
        </draw:frame>
        <draw:frame draw:style-name="gr18" draw:text-style-name="P5" draw:layer="layout" svg:width="1.937cm" svg:height="1.552cm" svg:x="4.854cm" svg:y="21.175cm">
          <draw:text-box>
            <text:p text:style-name="P4"><text:span text:style-name="T1">Investigate</text:span></text:p>
            <text:p text:style-name="P4"><text:span text:style-name="T1">Analyze</text:span></text:p>
            <text:p text:style-name="P4"><text:span text:style-name="T1">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gradient" draw:style="radial" draw:cx="50%" draw:cy="50%" draw:start-color="#b4c7dc" draw:end-color="#729fcf" draw:start-intensity="100%" draw:end-intensity="100%" draw:border="0%">
      <loext:gradient-stop svg:offset="0" loext:color-type="rgb" loext:color-value="#b4c7dc"/>
      <loext:gradient-stop svg:offset="1" loext:color-type="rgb" loext:color-value="#729fcf"/>
    </draw:gradient>
    <draw:marker draw:name="Arrow" svg:viewBox="0 0 20 30" svg:d="M10 0l-10 30h20z"/>
    <draw:marker draw:name="Marker_5f_0" draw:display-name="Marker_0" svg:viewBox="0 0 20 10" svg:d="M10 0l-10 10h20z"/>
    <draw:stroke-dash draw:name="Dash_5f_0" draw:display-name="Dash_0" draw:style="round" draw:dots1="1" draw:dots1-length="600%" draw:dots2="1" draw:dots2-length="600%" draw:distance="300%"/>
    <draw:stroke-dash draw:name="Dash_5f_1" draw:display-name="Dash_1" draw:style="round" draw:dots1="1" draw:dots1-length="2700%" draw:dots2="1" draw:dots2-length="1100%" draw:distance="500%"/>
    <draw:stroke-dash draw:name="Dash_5f_2" draw:display-name="Dash_2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1-14T23:45:56.691008600</dc:date>
    <dc:language>es-AR</dc:language>
    <meta:creation-date>2020-01-22T15:52:00Z</meta:creation-date>
    <meta:initial-creator>worker</meta:initial-creator>
    <meta:generator>LibreOffice/25.8.3.2$Windows_X86_64 LibreOffice_project/8ca8d55c161d602844f5428fa4b58097424e324e</meta:generator>
    <meta:editing-duration>PT17M7S</meta:editing-duration>
    <meta:editing-cycles>2</meta:editing-cycles>
    <meta:document-statistic meta:object-count="146"/>
  </office:meta>
</office:document-meta>
</file>